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mentContext.getJmx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isCreat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ManagementContext( MBean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anitizeString( String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mentContext.setUseMBeanServer( boolean use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getSystemObjectName( String domainName , String containerName , Class th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mentContext.Manage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createCustomComponentMBeanName(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mentContext.getRelativeName( String containerName , Class th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mentContext.unregisterMBean( Object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mentContext.getMBean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mentContext.isUs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to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mentContext.setJmxDomainName( String jmx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etCreateMBeanServer( boolean enableJM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findMBeanServ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